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6.svm" manifest:media-type=""/>
  <manifest:file-entry manifest:full-path="Pictures/TablePreview1.svm" manifest:media-type=""/>
  <manifest:file-entry manifest:full-path="Pictures/100000000000001000000001D32C84ABC71FCAFD.png" manifest:media-type="image/png"/>
  <manifest:file-entry manifest:full-path="Pictures/TablePreview5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413cm" fo:min-width="6.895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30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7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8" style:family="graphic" style:parent-style-name="standard" style:list-style-name="L7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9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0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1" style:family="graphic" style:parent-style-name="standard" style:list-style-name="L7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3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4" style:family="graphic" style:parent-style-name="standard" style:list-style-name="L7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5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6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7" style:family="graphic" style:parent-style-name="standard" style:list-style-name="L7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8" style:family="graphic" style:parent-style-name="standard">
      <style:graphic-properties draw:stroke="solid" svg:stroke-width="0.026cm" svg:stroke-color="#000000" draw:fill="bitmap" draw:fill-image-name="msFillBitmap_20_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fill="bitmap" draw:fill-image-name="msFillBitmap_20_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1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22" style:family="graphic" style:parent-style-name="standard">
      <style:graphic-properties draw:stroke="solid" svg:stroke-width="0.026cm" svg:stroke-color="#000000" draw:fill="bitmap" draw:fill-image-name="msFillBitmap_20_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3" style:family="graphic" style:parent-style-name="standard">
      <style:graphic-properties draw:stroke="solid" svg:stroke-width="0.026cm" svg:stroke-color="#000000" draw:fill="bitmap" draw:fill-image-name="msFillBitmap_20_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4" style:family="graphic" style:parent-style-name="standard">
      <style:graphic-properties draw:stroke="solid" svg:stroke-width="0.071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fill="bitmap" draw:fill-image-name="msFillBitmap_20_7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6" style:family="graphic" style:parent-style-name="standard">
      <style:graphic-properties draw:stroke="solid" svg:stroke-width="0.026cm" svg:stroke-color="#000000" draw:fill="bitmap" draw:fill-image-name="msFillBitmap_20_8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fill="bitmap" draw:fill-image-name="msFillBitmap_20_9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9" style:family="graphic" style:parent-style-name="standard">
      <style:graphic-properties draw:stroke="solid" svg:stroke-width="0.026cm" svg:stroke-color="#000000" draw:fill="bitmap" draw:fill-image-name="msFillBitmap_20_10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0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31" style:family="graphic" style:parent-style-name="standard" style:list-style-name="L6">
      <style:graphic-properties draw:stroke="solid" svg:stroke-width="0.026cm" svg:stroke-color="#000000" draw:fill="bitmap" draw:fill-image-name="msFillBitmap_20_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776cm" fo:min-width="6.483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2" style:family="graphic" style:parent-style-name="standard" style:list-style-name="L8">
      <style:graphic-properties draw:stroke="solid" svg:stroke-width="0.026cm" svg:stroke-color="#000000" draw:fill="bitmap" draw:fill-image-name="msFillBitmap_20_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2.929cm" fo:min-width="5.84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3" style:family="graphic" style:parent-style-name="standard">
      <style:graphic-properties draw:stroke="solid" svg:stroke-width="0.071cm" svg:stroke-color="#00b050" draw:fill="none" draw:textarea-vertical-align="middle" draw:auto-grow-height="false" draw:fit-to-size="false" fo:min-height="1.161cm" fo:min-width="7.967cm" fo:padding-top="0.125cm" fo:padding-bottom="0.125cm" fo:padding-left="0.25cm" fo:padding-right="0.25cm" fo:wrap-option="wrap"/>
    </style:style>
    <style:style style:name="pr1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_5f_-notes">
      <style:graphic-properties draw:stroke="none" svg:stroke-width="0.026cm" draw:stroke-linejoin="round" draw:fill="none" draw:fill-color="#ffffff" draw:textarea-vertical-align="middle" draw:auto-grow-height="false" draw:fit-to-size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notes">
      <style:graphic-properties draw:fill-color="#ffffff" fo:min-height="13.364cm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solid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-backgroundobjects" style:list-style-name="L4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co1" style:family="table-column">
      <style:table-column-properties style:column-width="7.679cm" style:use-optimal-column-width="false"/>
    </style:style>
    <style:style style:name="co2" style:family="table-column">
      <style:table-column-properties style:column-width="8.431cm" style:use-optimal-column-width="false"/>
    </style:style>
    <style:style style:name="co3" style:family="table-column">
      <style:table-column-properties style:column-width="3.851cm" style:use-optimal-column-width="false"/>
    </style:style>
    <style:style style:name="co4" style:family="table-column">
      <style:table-column-properties style:column-width="1.872cm" style:use-optimal-column-width="false"/>
    </style:style>
    <style:style style:name="co5" style:family="table-column">
      <style:table-column-properties style:column-width="2.03cm" style:use-optimal-column-width="false"/>
    </style:style>
    <style:style style:name="co6" style:family="table-column">
      <style:table-column-properties style:column-width="2.063cm" style:use-optimal-column-width="false"/>
    </style:style>
    <style:style style:name="co7" style:family="table-column">
      <style:table-column-properties style:column-width="1.991cm" style:use-optimal-column-width="false"/>
    </style:style>
    <style:style style:name="ro1" style:family="table-row">
      <style:table-row-properties style:row-height="1.527cm"/>
    </style:style>
    <style:style style:name="ro2" style:family="table-row">
      <style:table-row-properties style:row-height="2.793cm"/>
    </style:style>
    <style:style style:name="ro3" style:family="table-row">
      <style:table-row-properties style:row-height="2.317cm"/>
    </style:style>
    <style:style style:name="ro4" style:family="table-row">
      <style:table-row-properties style:row-height="6.574cm"/>
    </style:style>
    <style:style style:name="ro5" style:family="table-row">
      <style:table-row-properties style:row-height="7.134cm"/>
    </style:style>
    <style:style style:name="ro6" style:family="table-row">
      <style:table-row-properties style:row-height="1.396cm"/>
    </style:style>
    <style:style style:name="ro7" style:family="table-row">
      <style:table-row-properties style:row-height="1.399cm"/>
    </style:style>
    <style:style style:name="ro8" style:family="table-row">
      <style:table-row-properties style:row-height="1.048cm"/>
    </style:style>
    <style:style style:name="ro9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font-size="20pt" style:font-size-asian="20pt" style:font-size-complex="20pt"/>
    </style:style>
    <style:style style:name="ce5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5" style:family="paragraph">
      <style:paragraph-properties fo:margin-top="0cm" fo:margin-bottom="0cm" fo:text-align="start"/>
    </style:style>
    <style:style style:name="P1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8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style:font-name="Courier New1" fo:font-size="26pt"/>
    </style:style>
    <style:style style:name="P20" style:family="paragraph">
      <style:paragraph-properties fo:margin-top="0cm" fo:margin-bottom="0cm" fo:line-height="100%" fo:text-align="start" style:writing-mode="lr-tb"/>
    </style:style>
    <style:style style:name="P2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4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24pt" fo:font-weight="normal" style:font-weight-asian="normal" style:font-weight-complex="normal"/>
    </style:style>
    <style:style style:name="P26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24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8" style:family="paragraph">
      <loext:graphic-properties draw:fill="bitmap" draw:fill-image-name="msFillBitmap_20_3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29" style:family="paragraph">
      <loext:graphic-properties draw:fill="bitmap" draw:fill-image-name="msFillBitmap_20_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0" style:family="paragraph">
      <style:paragraph-properties fo:margin-top="0cm" fo:margin-bottom="0cm" fo:line-height="120%" fo:text-align="start" style:writing-mode="lr-tb"/>
    </style:style>
    <style:style style:name="P31" style:family="paragraph">
      <loext:graphic-properties draw:fill="bitmap" draw:fill-image-name="msFillBitmap_20_5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2" style:family="paragraph">
      <loext:graphic-properties draw:fill="bitmap" draw:fill-image-name="msFillBitmap_20_6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3" style:family="paragraph">
      <loext:graphic-properties draw:fill="bitmap" draw:fill-image-name="msFillBitmap_20_7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4" style:family="paragraph">
      <loext:graphic-properties draw:fill="bitmap" draw:fill-image-name="msFillBitmap_20_8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35" style:family="paragraph">
      <loext:graphic-properties draw:fill="bitmap" draw:fill-image-name="msFillBitmap_20_9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6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37" style:family="paragraph">
      <loext:graphic-properties draw:fill="bitmap" draw:fill-image-name="msFillBitmap_20_10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39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40" style:family="paragraph">
      <loext:graphic-properties draw:fill="bitmap" draw:fill-image-name="msFillBitmap_20_5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41" style:family="paragraph">
      <loext:graphic-properties draw:fill="bitmap" draw:fill-image-name="msFillBitmap_20_6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42" style:family="paragraph">
      <loext:graphic-properties draw:fill-color="#ffffff"/>
      <style:text-properties fo:font-size="20pt"/>
    </style:style>
    <style:style style:name="P4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color="#0000ff" fo:font-size="40pt" style:font-size-asian="40pt" style:font-size-complex="4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8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8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8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7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4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5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6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cc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_5f_" presentation:presentation-page-layout-name="AL1T0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omposition and initialization</text:span></text:p>
          </draw:text-box>
        </draw:frame>
        <draw:frame draw:name="כותרת משנה 3" presentation:style-name="pr2" draw:text-style-name="P4" draw:layer="layout" svg:width="17.779cm" svg:height="4.444cm" svg:x="4.573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The paramaterless ctor (aka default ctor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mposition</text:span><text:span text:style-name="T4"> (folder 7)</text:span></text:p>
          </draw:text-box>
        </draw:frame>
        <draw:frame draw:style-name="gr2" draw:text-style-name="P8" draw:layer="layout" svg:width="16.764cm" svg:height="6.551cm" svg:x="1.524cm" svg:y="2.136cm">
          <draw:text-box>
            <text:p><text:span text:style-name="T5">class</text:span><text:span text:style-name="T6"> Line {</text:span></text:p>
            <text:p><text:span text:style-name="T6"><text:tab/></text:span><text:span text:style-name="T6">Point p1, p2;</text:span></text:p>
            <text:p><text:span text:style-name="T6">};</text:span></text:p>
            <text:p><text:span text:style-name="T6"/></text:p>
          </draw:text-box>
        </draw:frame>
        <draw:frame draw:style-name="standard" draw:layer="layout" svg:width="16.109cm" svg:height="4.319cm" svg:x="8.537cm" svg:y="8.9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C++</text:span></text:p>
              </table:table-cell>
              <table:table-cell>
                <text:p text:style-name="P9"><text:span text:style-name="T7">Java</text:span></text:p>
              </table:table-cell>
            </table:table-row>
            <table:table-row table:style-name="ro2">
              <table:table-cell table:style-name="ce2">
                <text:p text:style-name="P9"><text:span text:style-name="T8"><text:s/></text:span><text:span text:style-name="T8">Members are </text:span><text:span text:style-name="T9">objects</text:span></text:p>
              </table:table-cell>
              <table:table-cell table:style-name="ce1">
                <text:p text:style-name="P9"><text:span text:style-name="T10"><text:s/></text:span><text:span text:style-name="T10">Members are </text:span><text:span text:style-name="T11">pointe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style-name="standard" draw:layer="layout" svg:width="23.788cm" svg:height="16.024cm" svg:x="1.089cm" svg:y="0.9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/>
              <table:table-cell>
                <text:p text:style-name="P9"><text:span text:style-name="T7">C++</text:span></text:p>
              </table:table-cell>
              <table:table-cell>
                <text:p text:style-name="P9"><text:span text:style-name="T7">Java</text:span></text:p>
              </table:table-cell>
            </table:table-row>
            <table:table-row table:style-name="ro4" table:default-cell-style-name="ce1">
              <table:table-cell table:style-name="ce3">
                <text:p text:style-name="P9"><text:span text:style-name="T13">Stack:</text:span></text:p>
              </table:table-cell>
              <table:table-cell/>
              <table:table-cell/>
            </table:table-row>
            <table:table-row table:style-name="ro5" table:default-cell-style-name="ce1">
              <table:table-cell table:style-name="ce3">
                <text:p text:style-name="P9"><text:span text:style-name="T13">Heap:</text:span></text:p>
              </table:table-cell>
              <table:table-cell/>
              <table:table-cell>
                <text:p text:style-name="P9"><text:span text:style-name="T7">``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3" presentation:style-name="pr7" draw:text-style-name="P14" draw:layer="layout" svg:width="23.876cm" svg:height="1.27cm" svg:x="0.846cm" svg:y="17.018cm" presentation:class="outline" presentation:user-transformed="true">
          <draw:text-box>
            <text:p text:style-name="P13"><text:span text:style-name="T14">int </text:span><text:span text:style-name="T15">main () { <text:s/>Line line; <text:s/>}; </text:span></text:p>
          </draw:text-box>
        </draw:frame>
        <draw:frame draw:style-name="standard" draw:layer="layout" svg:width="3.85cm" svg:height="5.586cm" svg:x="11.192cm" svg:y="3.557cm">
          <table:table table:template-name="yellow" table:use-banding-rows-styles="true">
            <table:table-column table:style-name="co3"/>
            <table:table-row table:style-name="ro6">
              <table:table-cell table:style-name="ce4">
                <text:p text:style-name="P9"><text:span text:style-name="T16">line</text:span><text:span text:style-name="T17">.p1.x</text:span></text:p>
              </table:table-cell>
            </table:table-row>
            <table:table-row table:style-name="ro6">
              <table:table-cell table:style-name="ce4">
                <text:p text:style-name="P9"><text:span text:style-name="T16">line</text:span><text:span text:style-name="T17">.p1.y</text:span></text:p>
              </table:table-cell>
            </table:table-row>
            <table:table-row table:style-name="ro6">
              <table:table-cell table:style-name="ce4">
                <text:p text:style-name="P9"><text:span text:style-name="T16">line</text:span><text:span text:style-name="T17">.p2.x</text:span></text:p>
              </table:table-cell>
            </table:table-row>
            <table:table-row table:style-name="ro7">
              <table:table-cell table:style-name="ce4">
                <text:p text:style-name="P9"><text:span text:style-name="T16">line</text:span><text:span text:style-name="T17">.p2.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871cm" svg:height="1.047cm" svg:x="19.718cm" svg:y="4.712cm">
          <table:table table:template-name="orange">
            <table:table-column table:style-name="co4"/>
            <table:table-row table:style-name="ro8">
              <table:table-cell table:style-name="ce5">
                <text:p><text:span text:style-name="T17">lin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.029cm" svg:height="2.097cm" svg:x="20.917cm" svg:y="14.673cm">
          <table:table table:template-name="yellow" table:use-banding-rows-styles="true">
            <table:table-column table:style-name="co5"/>
            <table:table-row table:style-name="ro9">
              <table:table-cell table:style-name="ce5">
                <text:p><text:span text:style-name="T17">p2.x</text:span></text:p>
              </table:table-cell>
            </table:table-row>
            <table:table-row table:style-name="ro9">
              <table:table-cell table:style-name="ce5">
                <text:p><text:span text:style-name="T17">p2.y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.062cm" svg:height="2.097cm" svg:x="16.894cm" svg:y="12cm">
          <table:table table:template-name="yellow" table:use-banding-rows-styles="true">
            <table:table-column table:style-name="co6"/>
            <table:table-row table:style-name="ro9">
              <table:table-cell table:style-name="ce5">
                <text:p><text:span text:style-name="T17">p1</text:span></text:p>
              </table:table-cell>
            </table:table-row>
            <table:table-row table:style-name="ro9">
              <table:table-cell table:style-name="ce5">
                <text:p><text:span text:style-name="T17">p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.99cm" svg:height="2.097cm" svg:x="20.549cm" svg:y="10.156cm">
          <table:table table:template-name="yellow" table:use-banding-rows-styles="true">
            <table:table-column table:style-name="co7"/>
            <table:table-row table:style-name="ro9">
              <table:table-cell table:style-name="ce5">
                <text:p><text:span text:style-name="T17">p1.x</text:span></text:p>
              </table:table-cell>
            </table:table-row>
            <table:table-row table:style-name="ro9">
              <table:table-cell table:style-name="ce5">
                <text:p><text:span text:style-name="T17">p1.y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4" draw:text-style-name="P9" draw:layer="layout" svg:x1="18.956cm" svg:y1="12.7cm" svg:x2="20.549cm" svg:y2="11.176cm">
          <text:p/>
        </draw:line>
        <draw:line draw:style-name="gr4" draw:text-style-name="P9" draw:layer="layout" svg:x1="20.32cm" svg:y1="5.842cm" svg:x2="17.272cm" svg:y2="11.938cm">
          <text:p/>
        </draw:line>
        <draw:line draw:style-name="gr4" draw:text-style-name="P9" draw:layer="layout" svg:x1="19.05cm" svg:y1="13.462cm" svg:x2="20.917cm" svg:y2="14.986cm">
          <text:p/>
        </draw:line>
        <presentation:notes draw:style-name="dp2">
          <draw:page-thumbnail draw:name="מציין מיקום של תמונת שקופית 1" draw:style-name="gr3" draw:layer="layout" svg:width="14.216cm" svg:height="10.662cm" svg:x="2.752cm" svg:y="2.134cm" draw:page-number="3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15"><text:span text:style-name="T18">Note: private members are part of the interface file (because they appear at the h file, not on purpose) </text:span></text:p>
            </draw:text-box>
          </draw:frame>
          <draw:frame draw:name="מציין מיקום של מספר שקופית 3" presentation:style-name="pr9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19"><text:page-number>&lt;number&gt;</text:page-number></text:span></text:p>
            </draw:text-box>
          </draw:frame>
        </presentation:notes>
      </draw:page>
      <draw:page draw:name="page4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nstruction 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Rectangle 3" presentation:style-name="pr10" draw:text-style-name="P19" draw:layer="layout" svg:width="24.552cm" svg:height="12.911cm" svg:x="0.847cm" svg:y="5.927cm" presentation:class="outline" presentation:user-transformed="true">
          <draw:text-box>
            <text:p text:style-name="P18"><text:span text:style-name="T20"/></text:p>
            <text:p text:style-name="P18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A() { </text:span><text:span text:style-name="T21"><text:line-break/></text:span><text:span text:style-name="T21">  std::cout &lt;&lt;</text:span></text:p>
            <text:p text:style-name="P18"><text:span text:style-name="T21"><text:s text:c="2"/></text:span><text:span text:style-name="T22">"A - " </text:span><text:span text:style-name="T21">&lt;&lt;</text:span></text:p>
            <text:p text:style-name="P18"><text:span text:style-name="T22"><text:s text:c="2"/></text:span><text:span text:style-name="T22">"parameterless" </text:span><text:span text:style-name="T21">&lt;&lt;</text:span><text:span text:style-name="T22"> </text:span></text:p>
            <text:p text:style-name="P18"><text:span text:style-name="T22"><text:s text:c="2"/></text:span><text:span text:style-name="T22">" c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5" draw:text-style-name="P21" draw:layer="layout" svg:width="17.94cm" svg:height="9.907cm" svg:x="10.634cm" svg:y="1.905cm">
          <text:p text:style-name="P20"><text:span text:style-name="T23">c</text:span><text:span text:style-name="T23">l</text:span><text:span text:style-name="T23">a</text:span><text:span text:style-name="T23">s</text:span><text:span text:style-name="T23">s</text:span><text:span text:style-name="T24"> </text:span><text:span text:style-name="T24">B </text:span><text:span text:style-name="T24">{ </text:span><text:span text:style-name="T24"><text:line-break/></text:span><text:span text:style-name="T24"> </text:span><text:span text:style-name="T24"> </text:span><text:span text:style-name="T24"> </text:span><text:span text:style-name="T24">A </text:span><text:span text:style-name="T24">_</text:span><text:span text:style-name="T24">a</text:span><text:span text:style-name="T24">1</text:span><text:span text:style-name="T24">,</text:span><text:span text:style-name="T24">_</text:span><text:span text:style-name="T24">a</text:span><text:span text:style-name="T24">2</text:span><text:span text:style-name="T24">; </text:span><text:span text:style-name="T24"><text:line-break/></text:span><text:span text:style-name="T23">p</text:span><text:span text:style-name="T23">u</text:span><text:span text:style-name="T23">b</text:span><text:span text:style-name="T23">l</text:span><text:span text:style-name="T23">i</text:span><text:span text:style-name="T23">c</text:span><text:span text:style-name="T24">: </text:span><text:span text:style-name="T24"><text:line-break/></text:span><text:span text:style-name="T24"> </text:span><text:span text:style-name="T24"> </text:span><text:span text:style-name="T24"> </text:span><text:span text:style-name="T24">B</text:span><text:span text:style-name="T24">(</text:span><text:span text:style-name="T24">) </text:span><text:span text:style-name="T24">{ </text:span><text:span text:style-name="T24"><text:line-break/></text:span><text:span text:style-name="T24"> </text:span><text:span text:style-name="T24"> </text:span><text:span text:style-name="T24">  </text:span><text:span text:style-name="T24"><text:s/></text:span><text:span text:style-name="T24">s</text:span><text:span text:style-name="T24">t</text:span><text:span text:style-name="T24">d</text:span><text:span text:style-name="T24">:</text:span><text:span text:style-name="T24">:</text:span><text:span text:style-name="T24">c</text:span><text:span text:style-name="T24">o</text:span><text:span text:style-name="T24">u</text:span><text:span text:style-name="T24">t </text:span><text:span text:style-name="T24">&lt;</text:span><text:span text:style-name="T24">&lt;</text:span></text:p>
          <text:p text:style-name="P20"><text:span text:style-name="T24"><text:s text:c="2"/></text:span><text:span text:style-name="T24"><text:s text:c="2"/></text:span><text:span text:style-name="T24"><text:s/></text:span><text:span text:style-name="T25">"</text:span><text:span text:style-name="T25">B </text:span><text:span text:style-name="T25">– </text:span><text:span text:style-name="T25">p</text:span><text:span text:style-name="T25">a</text:span><text:span text:style-name="T25">r</text:span><text:span text:style-name="T25">a</text:span><text:span text:style-name="T25">m</text:span><text:span text:style-name="T25">e</text:span><text:span text:style-name="T25">t</text:span><text:span text:style-name="T25">e</text:span><text:span text:style-name="T25">r</text:span><text:span text:style-name="T25">l</text:span><text:span text:style-name="T25">e</text:span><text:span text:style-name="T25">s</text:span><text:span text:style-name="T25">s </text:span><text:span text:style-name="T25">" </text:span><text:span text:style-name="T24">&lt;</text:span><text:span text:style-name="T24">&lt;</text:span><text:span text:style-name="T25"> </text:span></text:p>
          <text:p text:style-name="P20"><text:span text:style-name="T25"><text:s text:c="2"/></text:span><text:span text:style-name="T25"><text:s text:c="2"/></text:span><text:span text:style-name="T25"><text:s/></text:span><text:span text:style-name="T25">"</text:span><text:span text:style-name="T25">c</text:span><text:span text:style-name="T25">t</text:span><text:span text:style-name="T25">o</text:span><text:span text:style-name="T25">r</text:span><text:span text:style-name="T25">\</text:span><text:span text:style-name="T25">n</text:span><text:span text:style-name="T25">"</text:span><text:span text:style-name="T24">; </text:span><text:span text:style-name="T24"><text:line-break/></text:span><text:span text:style-name="T24"> <text:s/></text:span><text:span text:style-name="T24"><text:s/></text:span><text:span text:style-name="T24">} </text:span><text:span text:style-name="T24"><text:line-break/></text:span><text:span text:style-name="T24">}</text:span><text:span text:style-name="T24">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2" draw:layer="layout" svg:x1="10.795cm" svg:y1="2.54cm" svg:x2="10.796cm" svg:y2="18.415cm">
          <text:p/>
        </draw:line>
        <draw:custom-shape draw:name="Rectangle 7" draw:style-name="gr7" draw:text-style-name="P23" draw:layer="layout" svg:width="7.407cm" svg:height="3.386cm" svg:x="0.847cm" svg:y="2.117cm">
          <text:p text:style-name="P20"><text:span text:style-name="T23">int</text:span><text:span text:style-name="T24"> main() { </text:span><text:span text:style-name="T24"><text:line-break/></text:span><text:span text:style-name="T24">   B b;</text:span></text:p>
          <text:p text:style-name="P20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25" draw:layer="layout" svg:width="13.969cm" svg:height="3.809cm" svg:x="11.43cm" svg:y="14.817cm">
          <text:p text:style-name="P24"><text:span text:style-name="T27">Question: In what order are the constructors call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nstruction order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Rectangle 3" presentation:style-name="pr10" draw:text-style-name="P19" draw:layer="layout" svg:width="24.552cm" svg:height="12.911cm" svg:x="0.847cm" svg:y="5.927cm" presentation:class="outline" presentation:user-transformed="true">
          <draw:text-box>
            <text:p text:style-name="P18"><text:span text:style-name="T20"/></text:p>
            <text:p text:style-name="P18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A() { </text:span><text:span text:style-name="T21"><text:line-break/></text:span><text:span text:style-name="T21">  std::cout &lt;&lt;</text:span></text:p>
            <text:p text:style-name="P18"><text:span text:style-name="T21"><text:s text:c="2"/></text:span><text:span text:style-name="T22">"A - " </text:span><text:span text:style-name="T21">&lt;&lt;</text:span></text:p>
            <text:p text:style-name="P18"><text:span text:style-name="T22"><text:s text:c="2"/></text:span><text:span text:style-name="T22">"parameterless" </text:span><text:span text:style-name="T21">&lt;&lt;</text:span><text:span text:style-name="T22"> </text:span></text:p>
            <text:p text:style-name="P18"><text:span text:style-name="T22"><text:s text:c="2"/></text:span><text:span text:style-name="T22">" c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9" draw:text-style-name="P21" draw:layer="layout" svg:width="17.94cm" svg:height="9.907cm" svg:x="10.634cm" svg:y="1.905cm">
          <text:p text:style-name="P20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B() { </text:span><text:span text:style-name="T24"><text:line-break/></text:span><text:span text:style-name="T24">    <text:s/>std::cout &lt;&lt;</text:span></text:p>
          <text:p text:style-name="P20"><text:span text:style-name="T24"><text:s text:c="5"/></text:span><text:span text:style-name="T25">"B – parameterless " </text:span><text:span text:style-name="T24">&lt;&lt;</text:span><text:span text:style-name="T25"> </text:span></text:p>
          <text:p text:style-name="P20"><text:span text:style-name="T25"><text:s text:c="5"/></text:span><text:span text:style-name="T25">"c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2" draw:layer="layout" svg:x1="10.795cm" svg:y1="2.54cm" svg:x2="10.796cm" svg:y2="18.415cm">
          <text:p/>
        </draw:line>
        <draw:custom-shape draw:name="Rectangle 7" draw:style-name="gr10" draw:text-style-name="P23" draw:layer="layout" svg:width="7.407cm" svg:height="3.386cm" svg:x="0.847cm" svg:y="2.117cm">
          <text:p text:style-name="P20"><text:span text:style-name="T23">int</text:span><text:span text:style-name="T24"> main() { </text:span><text:span text:style-name="T24"><text:line-break/></text:span><text:span text:style-name="T24">   B b;</text:span></text:p>
          <text:p text:style-name="P20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26" draw:layer="layout" svg:width="13.969cm" svg:height="3.809cm" svg:x="11.43cm" svg:y="14.817cm">
          <text:p text:style-name="P24"><text:span text:style-name="T27">// Answer: small to large</text:span></text:p>
          <text:p text:style-name="P24"><text:span text:style-name="T26">A – parameterless ctor</text:span></text:p>
          <text:p text:style-name="P24"><text:span text:style-name="T26">A – parameterless ctor</text:span></text:p>
          <text:p text:style-name="P24"><text:span text:style-name="T26">B - parameterless 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Destruction 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Rectangle 3" presentation:style-name="pr10" draw:text-style-name="P19" draw:layer="layout" svg:width="11.091cm" svg:height="12.911cm" svg:x="0.847cm" svg:y="5.927cm" presentation:class="outline" presentation:user-transformed="true">
          <draw:text-box>
            <text:p text:style-name="P18"><text:span text:style-name="T20"/></text:p>
            <text:p text:style-name="P18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~A() { </text:span><text:span text:style-name="T21"><text:line-break/></text:span><text:span text:style-name="T21">  std::cout &lt;&lt;</text:span></text:p>
            <text:p text:style-name="P18"><text:span text:style-name="T21"><text:s text:c="2"/></text:span><text:span text:style-name="T22">"A - " </text:span><text:span text:style-name="T21">&lt;&lt;</text:span></text:p>
            <text:p text:style-name="P18"><text:span text:style-name="T22"><text:s text:c="2"/></text:span><text:span text:style-name="T22">" d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12" draw:text-style-name="P21" draw:layer="layout" svg:width="13.496cm" svg:height="8.891cm" svg:x="10.634cm" svg:y="1.905cm">
          <text:p text:style-name="P20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~B() { </text:span><text:span text:style-name="T24"><text:line-break/></text:span><text:span text:style-name="T24">    <text:s/>std::cout &lt;&lt;</text:span></text:p>
          <text:p text:style-name="P20"><text:span text:style-name="T24"><text:s text:c="5"/></text:span><text:span text:style-name="T25">"B – d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2" draw:layer="layout" svg:x1="10.795cm" svg:y1="2.54cm" svg:x2="10.796cm" svg:y2="18.415cm">
          <text:p/>
        </draw:line>
        <draw:custom-shape draw:name="Rectangle 7" draw:style-name="gr13" draw:text-style-name="P23" draw:layer="layout" svg:width="7.407cm" svg:height="3.386cm" svg:x="0.847cm" svg:y="2.117cm">
          <text:p text:style-name="P20"><text:span text:style-name="T23">int</text:span><text:span text:style-name="T24"> main() { </text:span><text:span text:style-name="T24"><text:line-break/></text:span><text:span text:style-name="T24">   B b;</text:span></text:p>
          <text:p text:style-name="P20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5" draw:layer="layout" svg:width="13.969cm" svg:height="3.809cm" svg:x="11.43cm" svg:y="14.817cm">
          <text:p text:style-name="P24"><text:span text:style-name="T27">Question: In what order are the destructors call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Destruction order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Rectangle 3" presentation:style-name="pr10" draw:text-style-name="P19" draw:layer="layout" svg:width="11.091cm" svg:height="12.911cm" svg:x="0.847cm" svg:y="5.927cm" presentation:class="outline" presentation:user-transformed="true">
          <draw:text-box>
            <text:p text:style-name="P18"><text:span text:style-name="T20"/></text:p>
            <text:p text:style-name="P18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~A() { </text:span><text:span text:style-name="T21"><text:line-break/></text:span><text:span text:style-name="T21">  std::cout &lt;&lt;</text:span></text:p>
            <text:p text:style-name="P18"><text:span text:style-name="T21"><text:s text:c="2"/></text:span><text:span text:style-name="T22">"A - " </text:span><text:span text:style-name="T21">&lt;&lt;</text:span></text:p>
            <text:p text:style-name="P18"><text:span text:style-name="T22"><text:s text:c="2"/></text:span><text:span text:style-name="T22">" d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15" draw:text-style-name="P21" draw:layer="layout" svg:width="13.496cm" svg:height="8.891cm" svg:x="10.634cm" svg:y="1.905cm">
          <text:p text:style-name="P20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~B() { </text:span><text:span text:style-name="T24"><text:line-break/></text:span><text:span text:style-name="T24">    <text:s/>std::cout &lt;&lt;</text:span></text:p>
          <text:p text:style-name="P20"><text:span text:style-name="T24"><text:s text:c="5"/></text:span><text:span text:style-name="T25">"B – d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2" draw:layer="layout" svg:x1="10.795cm" svg:y1="2.54cm" svg:x2="10.796cm" svg:y2="18.415cm">
          <text:p/>
        </draw:line>
        <draw:custom-shape draw:name="Rectangle 7" draw:style-name="gr16" draw:text-style-name="P23" draw:layer="layout" svg:width="7.407cm" svg:height="3.386cm" svg:x="0.847cm" svg:y="2.117cm">
          <text:p text:style-name="P20"><text:span text:style-name="T23">int</text:span><text:span text:style-name="T24"> main() { </text:span><text:span text:style-name="T24"><text:line-break/></text:span><text:span text:style-name="T24">   B b;</text:span></text:p>
          <text:p text:style-name="P20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25" draw:layer="layout" svg:width="13.969cm" svg:height="3.809cm" svg:x="11.43cm" svg:y="14.817cm">
          <text:p text:style-name="P24"><text:span text:style-name="T27">// Answer: large to small</text:span></text:p>
          <text:p text:style-name="P24"><text:span text:style-name="T26">B - dtor</text:span></text:p>
          <text:p text:style-name="P24"><text:span text:style-name="T26">A – dtor</text:span></text:p>
          <text:p text:style-name="P24"><text:span text:style-name="T26">A – dtor</text:span></text:p>
          <text:p text:style-name="P24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aramaterless ctor (aka default ctor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The paramaterless ctor (aka </text:span><text:span text:style-name="T28">default ctor</text:span><text:span text:style-name="T3">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Rectangle 3" presentation:style-name="pr10" draw:text-style-name="P27" draw:layer="layout" svg:width="24.764cm" svg:height="13.546cm" svg:x="0.847cm" svg:y="6.138cm" presentation:class="outline" presentation:user-transformed="true">
          <draw:text-box>
            <text:p text:style-name="P18"><text:span text:style-name="T14"/></text:p>
            <text:p text:style-name="P18"><text:span text:style-name="T14">class</text:span><text:span text:style-name="T15"> A { </text:span><text:span text:style-name="T15"><text:line-break/></text:span><text:span text:style-name="T14">public</text:span><text:span text:style-name="T15">: </text:span><text:span text:style-name="T15"><text:line-break/></text:span><text:span text:style-name="T15">  A(</text:span><text:span text:style-name="T14">int</text:span><text:span text:style-name="T15"> a) { </text:span><text:span text:style-name="T15"><text:line-break/></text:span><text:span text:style-name="T15">   std::cout &lt;&lt;</text:span></text:p>
            <text:p text:style-name="P18"><text:span text:style-name="T15"><text:s text:c="3"/></text:span><text:span text:style-name="T29">"A ctor with one </text:span></text:p>
            <text:p text:style-name="P18"><text:span text:style-name="T29"><text:s text:c="4"/></text:span><text:span text:style-name="T29">parameter\n"</text:span><text:span text:style-name="T15">; </text:span><text:span text:style-name="T15"><text:line-break/></text:span><text:span text:style-name="T15"> <text:s/>} <text:s/></text:span></text:p>
            <text:p text:style-name="P18"><text:span text:style-name="T15">}; </text:span><text:span text:style-name="T15"><text:line-break/></text:span><text:span text:style-name="T15"/></text:p>
          </draw:text-box>
        </draw:frame>
        <draw:line draw:name="Line 5" draw:style-name="gr6" draw:text-style-name="P22" draw:layer="layout" svg:x1="10.371cm" svg:y1="2.328cm" svg:x2="10.372cm" svg:y2="16.298cm">
          <text:p/>
        </draw:line>
        <draw:custom-shape draw:name="Rectangle 7" draw:style-name="gr18" draw:text-style-name="P28" draw:layer="layout" svg:width="18.474cm" svg:height="2.539cm" svg:x="6.138cm" svg:y="15.24cm">
          <text:p text:style-name="P24"><text:span text:style-name="T30">// compilation error</text:span></text:p>
          <text:p text:style-name="P24"><text:span text:style-name="T26">No parameterless ctor for _a1, _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1" draw:style-name="gr19" draw:text-style-name="P22" draw:layer="layout" svg:width="4.656cm" svg:height="1.269cm" svg:x="1.693cm" svg:y="9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29" draw:layer="layout" svg:width="7.407cm" svg:height="3.386cm" svg:x="0.847cm" svg:y="2.117cm">
          <text:p text:style-name="P20"><text:span text:style-name="T31">int</text:span><text:span text:style-name="T32"> main() { </text:span><text:span text:style-name="T32"><text:line-break/></text:span><text:span text:style-name="T32">   B b;</text:span></text:p>
          <text:p text:style-name="P20"><text:span text:style-name="T32">} 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22" draw:layer="layout" svg:width="17.94cm" svg:height="9.907cm" svg:x="10.634cm" svg:y="1.905cm">
          <text:p text:style-name="P20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 B() { </text:span><text:span text:style-name="T32"><text:line-break/></text:span><text:span text:style-name="T32">    <text:s/>std::cout &lt;&lt;</text:span></text:p>
          <text:p text:style-name="P20"><text:span text:style-name="T32"><text:s text:c="5"/></text:span><text:span text:style-name="T34">"B – parameterless " </text:span><text:span text:style-name="T32">&lt;&lt;</text:span><text:span text:style-name="T34"> </text:span></text:p>
          <text:p text:style-name="P20"><text:span text:style-name="T34"><text:s text:c="5"/></text:span><text:span text:style-name="T34">"ctor\n"</text:span><text:span text:style-name="T32">; </text:span><text:span text:style-name="T32"><text:line-break/></text:span><text:span text:style-name="T32"> <text:s text:c="2"/>} </text:span><text:span text:style-name="T32"><text:line-break/></text:span><text:span text:style-name="T32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he initialization list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Rectangle 3" presentation:style-name="pr10" draw:text-style-name="P27" draw:layer="layout" svg:width="12.064cm" svg:height="12.064cm" svg:x="0.212cm" svg:y="6.562cm" presentation:class="outline" presentation:user-transformed="true">
          <draw:text-box>
            <text:p text:style-name="P18"><text:span text:style-name="T14"/></text:p>
            <text:p text:style-name="P18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  <text:p text:style-name="P18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/draw:text-box>
        </draw:frame>
        <draw:custom-shape draw:name="Text Box 4" draw:style-name="gr21" draw:text-style-name="P22" draw:layer="layout" svg:width="12.699cm" svg:height="13.969cm" svg:x="12.7cm" svg:y="2.963cm">
          <text:p text:style-name="P30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B(</text:span><text:span text:style-name="T31">int</text:span><text:span text:style-name="T32"> i, </text:span><text:span text:style-name="T31">int</text:span><text:span text:style-name="T32"> j) </text:span></text:p>
          <text:p text:style-name="P30"><text:span text:style-name="T32"><text:s text:c="2"/></text:span><text:span text:style-name="T32">:_a1 (i), _a2(j) </text:span><text:span text:style-name="T32"><text:line-break/></text:span><text:span text:style-name="T32"> <text:s/>{ </text:span><text:span text:style-name="T32"><text:line-break/></text:span><text:span text:style-name="T32">   <text:s/>std::cout</text:span></text:p>
          <text:p text:style-name="P30"><text:span text:style-name="T32"><text:s text:c="4"/></text:span><text:span text:style-name="T32">&lt;&lt; </text:span><text:span text:style-name="T34">"B cons"</text:span><text:span text:style-name="T32"> </text:span><text:span text:style-name="T32"><text:line-break/></text:span><text:span text:style-name="T32">   <text:s/>&lt;&lt; std::endl; </text:span><text:span text:style-name="T32"><text:line-break/></text:span><text:span text:style-name="T32"> <text:s/>} </text:span><text:span text:style-name="T32"><text:line-break/></text:span><text:span text:style-name="T3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2" draw:layer="layout" svg:x1="12.162cm" svg:y1="3.175cm" svg:x2="12.064cm" svg:y2="16.721cm">
          <text:p/>
        </draw:line>
        <draw:custom-shape draw:name="Rectangle 6" draw:style-name="gr22" draw:text-style-name="P31" draw:layer="layout" svg:width="6.984cm" svg:height="4.021cm" svg:x="0.423cm" svg:y="2.388cm">
          <text:p text:style-name="P20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,</text:span><text:span text:style-name="T35">3</text:span><text:span text:style-name="T32">);</text:span></text:p>
          <text:p text:style-name="P20"><text:span text:style-name="T32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32" draw:layer="layout" svg:width="6.349cm" svg:height="3.174cm" svg:x="16.51cm" svg:y="15.134cm">
          <text:p text:style-name="P24"><text:span text:style-name="T36">// output</text:span></text:p>
          <text:p text:style-name="P24"><text:span text:style-name="T37">A (2)</text:span></text:p>
          <text:p text:style-name="P24"><text:span text:style-name="T37">A (3)</text:span></text:p>
          <text:p text:style-name="P24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24" draw:text-style-name="P22" draw:layer="layout" svg:width="8.466cm" svg:height="1.41cm" svg:x="13.7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1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itialization using pointers (1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custom-shape draw:name="Text Box 4" draw:style-name="gr21" draw:text-style-name="P22" draw:layer="layout" svg:width="12.673cm" svg:height="17.626cm" svg:x="12.171cm" svg:y="2.54cm">
          <text:p text:style-name="P30"><text:span text:style-name="T31">class</text:span><text:span text:style-name="T32"> B { </text:span><text:span text:style-name="T32"><text:line-break/></text:span><text:span text:style-name="T32">   A *_ap; </text:span><text:span text:style-name="T32"><text:line-break/></text:span><text:span text:style-name="T31">public</text:span><text:span text:style-name="T32">: </text:span><text:span text:style-name="T32"><text:line-break/></text:span><text:span text:style-name="T32">   B(</text:span><text:span text:style-name="T31">int</text:span><text:span text:style-name="T32"> i); </text:span><text:span text:style-name="T32"><text:line-break/></text:span><text:span text:style-name="T32">}; </text:span></text:p>
          <text:p text:style-name="P30"><text:span text:style-name="T32"><text:line-break/></text:span><text:span text:style-name="T32">B::B(</text:span><text:span text:style-name="T31">int</text:span><text:span text:style-name="T32"> i) { </text:span><text:span text:style-name="T32"><text:line-break/></text:span><text:span text:style-name="T32">   _ap = </text:span><text:span text:style-name="T31">new</text:span><text:span text:style-name="T32"> A (i); </text:span><text:span text:style-name="T32"><text:line-break/></text:span><text:span text:style-name="T32">   cout &lt;&lt; </text:span><text:span text:style-name="T34">"B cons\n"</text:span><text:span text:style-name="T32">; </text:span><text:span text:style-name="T32"><text:line-break/></text:span><text:span text:style-name="T32">} </text:span><text:span text:style-name="T32"><text:line-break/></text:span><text:span text:style-name="T32"><text:line-break/></text:span><text:span text:style-name="T32"/></text:p>
          <text:p text:style-name="P30"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2" draw:layer="layout" svg:x1="12.162cm" svg:y1="3.175cm" svg:x2="12.064cm" svg:y2="18.415cm">
          <text:p/>
        </draw:line>
        <draw:custom-shape draw:name="Rectangle 6" draw:style-name="gr25" draw:text-style-name="P33" draw:layer="layout" svg:width="7.619cm" svg:height="4.021cm" svg:x="1.058cm" svg:y="2.328cm">
          <text:p text:style-name="P30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30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34" draw:layer="layout" svg:width="11.641cm" svg:height="2.319cm" svg:x="13.547cm" svg:y="16.223cm">
          <text:p text:style-name="P24"><text:span text:style-name="T36">// output</text:span></text:p>
          <text:p text:style-name="P24"><text:span text:style-name="T37">A (2)</text:span></text:p>
          <text:p text:style-name="P24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7" draw:text-style-name="P27" draw:layer="layout" svg:width="12.064cm" svg:height="12.064cm" svg:x="0.212cm" svg:y="6.562cm">
          <text:p text:style-name="P18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<text:p text:style-name="P18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2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itialization using pointers (2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custom-shape draw:name="Text Box 4" draw:style-name="gr21" draw:text-style-name="P22" draw:layer="layout" svg:width="12.673cm" svg:height="18.845cm" svg:x="12.171cm" svg:y="2.54cm">
          <text:p text:style-name="P30"><text:span text:style-name="T31">class</text:span><text:span text:style-name="T32"> B { </text:span><text:span text:style-name="T32"><text:line-break/></text:span><text:span text:style-name="T32">   A *_ap; </text:span><text:span text:style-name="T32"><text:line-break/></text:span><text:span text:style-name="T31">public</text:span><text:span text:style-name="T32">: </text:span><text:span text:style-name="T32"><text:line-break/></text:span><text:span text:style-name="T32">   B(</text:span><text:span text:style-name="T31">int</text:span><text:span text:style-name="T32"> i); </text:span><text:span text:style-name="T32"><text:line-break/></text:span><text:span text:style-name="T32">}; </text:span></text:p>
          <text:p text:style-name="P30"><text:span text:style-name="T32"><text:line-break/></text:span><text:span text:style-name="T32">B::B(</text:span><text:span text:style-name="T31">int</text:span><text:span text:style-name="T32"> i) </text:span></text:p>
          <text:p text:style-name="P30"><text:span text:style-name="T32"><text:s text:c="3"/></text:span><text:span text:style-name="T32">: _ap (</text:span><text:span text:style-name="T31">new</text:span><text:span text:style-name="T32"> A(i)) <text:s/></text:span></text:p>
          <text:p text:style-name="P30"><text:span text:style-name="T32">{ </text:span><text:span text:style-name="T32"><text:line-break/></text:span><text:span text:style-name="T32">   cout &lt;&lt; </text:span><text:span text:style-name="T34">"B cons\n"</text:span><text:span text:style-name="T32">; </text:span><text:span text:style-name="T32"><text:line-break/></text:span><text:span text:style-name="T32">} </text:span><text:span text:style-name="T32"><text:line-break/></text:span><text:span text:style-name="T32"><text:line-break/></text:span><text:span text:style-name="T32"/></text:p>
          <text:p text:style-name="P30"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2" draw:layer="layout" svg:x1="12.162cm" svg:y1="3.175cm" svg:x2="12.064cm" svg:y2="18.415cm">
          <text:p/>
        </draw:line>
        <draw:custom-shape draw:name="Rectangle 6" draw:style-name="gr28" draw:text-style-name="P35" draw:layer="layout" svg:width="7.619cm" svg:height="4.021cm" svg:x="1.058cm" svg:y="2.328cm">
          <text:p text:style-name="P30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30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" draw:text-style-name="P37" draw:layer="layout" svg:width="11.641cm" svg:height="2.319cm" svg:x="13.547cm" svg:y="16.51cm">
          <text:p text:style-name="P36"><text:span text:style-name="T36">// </text:span><text:span text:style-name="T36">output</text:span></text:p>
          <text:p text:style-name="P36"><text:span text:style-name="T37">A (2)</text:span></text:p>
          <text:p text:style-name="P36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7" draw:text-style-name="P27" draw:layer="layout" svg:width="12.064cm" svg:height="12.064cm" svg:x="0.212cm" svg:y="6.562cm">
          <text:p text:style-name="P18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<text:p text:style-name="P18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24" draw:text-style-name="P22" draw:layer="layout" svg:width="8.466cm" svg:height="1.41cm" svg:x="13.758cm" svg:y="11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he initialization list</text:span></text:p>
          </draw:text-box>
        </draw:frame>
        <draw:frame draw:name="מציין מיקום של מספר שקופית 4" presentation:style-name="pr11" draw:text-style-name="P38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Rectangle 3" presentation:style-name="pr10" draw:text-style-name="P27" draw:layer="layout" svg:width="12.064cm" svg:height="12.064cm" svg:x="0.212cm" svg:y="6.562cm" presentation:class="outline" presentation:user-transformed="true">
          <draw:text-box>
            <text:p text:style-name="P18"><text:span text:style-name="T14"/></text:p>
            <text:p text:style-name="P18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  <text:p text:style-name="P18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/draw:text-box>
        </draw:frame>
        <draw:custom-shape draw:name="Text Box 4" draw:style-name="gr30" draw:text-style-name="P39" draw:layer="layout" svg:width="12.699cm" svg:height="13.969cm" svg:x="12.7cm" svg:y="2.963cm">
          <text:p text:style-name="P30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B(</text:span><text:span text:style-name="T31">int</text:span><text:span text:style-name="T32"> i, </text:span><text:span text:style-name="T31">int</text:span><text:span text:style-name="T32"> j) </text:span></text:p>
          <text:p text:style-name="P30"><text:span text:style-name="T32"><text:s text:c="2"/></text:span><text:span text:style-name="T32">:_a1 (i), _a2(j) </text:span><text:span text:style-name="T32"><text:line-break/></text:span><text:span text:style-name="T32"> <text:s/>{ </text:span><text:span text:style-name="T32"><text:line-break/></text:span><text:span text:style-name="T32">   <text:s/>std::cout</text:span></text:p>
          <text:p text:style-name="P30"><text:span text:style-name="T32"><text:s text:c="4"/></text:span><text:span text:style-name="T32">&lt;&lt; </text:span><text:span text:style-name="T34">"B cons"</text:span><text:span text:style-name="T32"> </text:span><text:span text:style-name="T32"><text:line-break/></text:span><text:span text:style-name="T32">   <text:s/>&lt;&lt; std::endl; </text:span><text:span text:style-name="T32"><text:line-break/></text:span><text:span text:style-name="T32"> <text:s/>} </text:span><text:span text:style-name="T32"><text:line-break/></text:span><text:span text:style-name="T3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2" draw:layer="layout" svg:x1="12.162cm" svg:y1="3.175cm" svg:x2="12.064cm" svg:y2="16.721cm">
          <text:p/>
        </draw:line>
        <draw:custom-shape draw:name="Rectangle 6" draw:style-name="gr31" draw:text-style-name="P40" draw:layer="layout" svg:width="6.984cm" svg:height="4.021cm" svg:x="0.423cm" svg:y="2.388cm">
          <text:p text:style-name="P20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,</text:span><text:span text:style-name="T35">3</text:span><text:span text:style-name="T32">);</text:span></text:p>
          <text:p text:style-name="P20"><text:span text:style-name="T32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2" draw:text-style-name="P41" draw:layer="layout" svg:width="6.349cm" svg:height="3.174cm" svg:x="16.51cm" svg:y="15.134cm">
          <text:p text:style-name="P24"><text:span text:style-name="T36">// output</text:span></text:p>
          <text:p text:style-name="P24"><text:span text:style-name="T37">A (2)</text:span></text:p>
          <text:p text:style-name="P24"><text:span text:style-name="T37">A (3)</text:span></text:p>
          <text:p text:style-name="P24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33" draw:text-style-name="P22" draw:layer="layout" svg:width="8.466cm" svg:height="1.41cm" svg:x="13.7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2" presentation:class="page"/>
          <draw:frame presentation:style-name="pr5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he initialization list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Rectangle 3" presentation:style-name="pr10" draw:text-style-name="P27" draw:layer="layout" svg:width="23.706cm" svg:height="7.747cm" svg:x="0.847cm" svg:y="3.175cm" presentation:class="outline" presentation:user-transformed="true">
          <draw:text-box>
            <text:list text:style-name="L5">
              <text:list-item>
                <text:p text:style-name="P43"><text:span text:style-name="T38">Initialization of object members.</text:span></text:p>
              </text:list-item>
              <text:list-item>
                <text:p text:style-name="P43"><text:span text:style-name="T38">Initialization of constants and reference variables.</text:span></text:p>
              </text:list-item>
              <text:list-item>
                <text:p text:style-name="P43"><text:span text:style-name="T38">Initialization of parent class.</text:span></text:p>
              </text:list-item>
              <text:list-item>
                <text:p text:style-name="P43"><text:span text:style-name="T38">It is faster and safer to use the initialization list than initialization in the constructor</text:span></text:p>
              </text:list-item>
            </text:list>
          </draw:text-box>
        </draw:frame>
        <presentation:notes draw:style-name="dp3">
          <draw:page-thumbnail draw:style-name="gr3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fill-image draw:name="msFillBitmap_20_10" draw:display-name="msFillBitmap 10" xlink:href="Pictures/100000000000001000000001D32C84ABC71FCAFD.png" xlink:type="simple" xlink:show="embed" xlink:actuate="onLoad"/>
    <draw:fill-image draw:name="msFillBitmap_20_2" draw:display-name="msFillBitmap 2" xlink:href="Pictures/100000000000001000000001D32C84ABC71FCAFD.png" xlink:type="simple" xlink:show="embed" xlink:actuate="onLoad"/>
    <draw:fill-image draw:name="msFillBitmap_20_3" draw:display-name="msFillBitmap 3" xlink:href="Pictures/100000000000001000000001D32C84ABC71FCAFD.png" xlink:type="simple" xlink:show="embed" xlink:actuate="onLoad"/>
    <draw:fill-image draw:name="msFillBitmap_20_4" draw:display-name="msFillBitmap 4" xlink:href="Pictures/100000000000001000000001D32C84ABC71FCAFD.png" xlink:type="simple" xlink:show="embed" xlink:actuate="onLoad"/>
    <draw:fill-image draw:name="msFillBitmap_20_5" draw:display-name="msFillBitmap 5" xlink:href="Pictures/100000000000001000000001D32C84ABC71FCAFD.png" xlink:type="simple" xlink:show="embed" xlink:actuate="onLoad"/>
    <draw:fill-image draw:name="msFillBitmap_20_6" draw:display-name="msFillBitmap 6" xlink:href="Pictures/100000000000001000000001D32C84ABC71FCAFD.png" xlink:type="simple" xlink:show="embed" xlink:actuate="onLoad"/>
    <draw:fill-image draw:name="msFillBitmap_20_7" draw:display-name="msFillBitmap 7" xlink:href="Pictures/100000000000001000000001D32C84ABC71FCAFD.png" xlink:type="simple" xlink:show="embed" xlink:actuate="onLoad"/>
    <draw:fill-image draw:name="msFillBitmap_20_8" draw:display-name="msFillBitmap 8" xlink:href="Pictures/100000000000001000000001D32C84ABC71FCAFD.png" xlink:type="simple" xlink:show="embed" xlink:actuate="onLoad"/>
    <draw:fill-image draw:name="msFillBitmap_20_9" draw:display-name="msFillBitmap 9" xlink:href="Pictures/100000000000001000000001D32C84ABC71FCAF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6-13">13/6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6-13">13/6/18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00</meta:editing-cycles>
    <meta:print-date>1999-11-04T13:06:28</meta:print-date>
    <meta:creation-date>1999-10-10T10:49:40</meta:creation-date>
    <dc:date>2018-06-13T14:40:09.815645557</dc:date>
    <meta:editing-duration>P26DT18H17M49S</meta:editing-duration>
    <meta:generator>LibreOffice/5.1.6.2$Linux_X86_64 LibreOffice_project/10m0$Build-2</meta:generator>
    <meta:document-statistic meta:object-count="170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